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style:font-name="Calibri3" fo:font-size="11pt" officeooo:rsid="006fbd51" officeooo:paragraph-rsid="00a29707" style:font-size-asian="11pt" style:font-size-complex="11pt"/>
    </style:style>
    <style:style style:name="P2" style:family="paragraph" style:parent-style-name="Text_20_body">
      <style:paragraph-properties fo:text-align="start" style:justify-single-word="false"/>
      <style:text-properties style:font-name="Calibri3" fo:font-size="11pt" officeooo:rsid="0071a633" officeooo:paragraph-rsid="00a29707" style:font-size-asian="11pt" style:font-size-complex="11pt"/>
    </style:style>
    <style:style style:name="P3" style:family="paragraph" style:parent-style-name="Text_20_body">
      <style:paragraph-properties fo:text-align="start" style:justify-single-word="false"/>
      <style:text-properties style:font-name="Calibri3" fo:font-size="11pt" officeooo:rsid="00b42958" officeooo:paragraph-rsid="00b42958" style:font-size-asian="11pt" style:font-size-complex="11pt"/>
    </style:style>
    <style:style style:name="P4" style:family="paragraph" style:parent-style-name="Text_20_body">
      <style:paragraph-properties fo:text-align="start" style:justify-single-word="false"/>
      <style:text-properties style:font-name="Calibri3" fo:font-size="11pt" officeooo:rsid="00682e57" officeooo:paragraph-rsid="00b01fef" style:font-size-asian="11pt" style:font-size-complex="11pt"/>
    </style:style>
    <style:style style:name="P5" style:family="paragraph" style:parent-style-name="Text_20_body">
      <style:paragraph-properties fo:text-align="start" style:justify-single-word="false"/>
      <style:text-properties style:font-name="Calibri3" fo:font-size="11pt" officeooo:rsid="00b0edfd" officeooo:paragraph-rsid="00b0edfd" style:font-size-asian="11pt" style:font-size-complex="11pt"/>
    </style:style>
    <style:style style:name="P6" style:family="paragraph" style:parent-style-name="Text_20_body">
      <style:text-properties style:font-name="Calibri3" fo:font-size="11pt" fo:font-weight="normal" officeooo:rsid="00b42958" officeooo:paragraph-rsid="00b42958" style:font-size-asian="11pt" style:font-weight-asian="normal" style:font-size-complex="11pt" style:font-weight-complex="normal"/>
    </style:style>
    <style:style style:name="P7" style:family="paragraph" style:parent-style-name="Text_20_body">
      <style:text-properties officeooo:paragraph-rsid="00a29707"/>
    </style:style>
    <style:style style:name="P8" style:family="paragraph" style:parent-style-name="Text_20_body">
      <style:text-properties officeooo:paragraph-rsid="00b42958"/>
    </style:style>
    <style:style style:name="P9" style:family="paragraph" style:parent-style-name="Text_20_body">
      <style:paragraph-properties fo:text-align="start" style:justify-single-word="false"/>
      <style:text-properties officeooo:rsid="00ac1a02" officeooo:paragraph-rsid="00ac1a02"/>
    </style:style>
    <style:style style:name="P10" style:family="paragraph" style:parent-style-name="Standard">
      <style:paragraph-properties fo:text-align="start" style:justify-single-word="false"/>
      <style:text-properties style:font-name="Calibri3" fo:font-size="11pt" officeooo:rsid="00143055" officeooo:paragraph-rsid="00a29707" style:font-size-asian="11pt" style:font-size-complex="11pt"/>
    </style:style>
    <style:style style:name="P11" style:family="paragraph" style:parent-style-name="Untitled1">
      <style:text-properties style:font-name="Calibri3" fo:font-size="11pt" officeooo:rsid="00682e57" officeooo:paragraph-rsid="00a29707" style:font-size-asian="11pt" style:font-size-complex="11pt"/>
    </style:style>
    <style:style style:name="P12" style:family="paragraph" style:parent-style-name="Heading_20_1">
      <style:paragraph-properties fo:text-align="center" style:justify-single-word="false"/>
      <style:text-properties style:font-name="Calibri3" fo:font-size="11pt" officeooo:rsid="00ac1a02" officeooo:paragraph-rsid="00ac1a02" style:font-size-asian="11pt" style:font-size-complex="11pt"/>
    </style:style>
    <style:style style:name="P13" style:family="paragraph" style:parent-style-name="Heading_20_1">
      <style:paragraph-properties fo:text-align="center" style:justify-single-word="false"/>
      <style:text-properties style:font-name="Calibri3" fo:font-size="11pt" officeooo:paragraph-rsid="0074f94f" style:font-size-asian="11pt" style:font-size-complex="11pt"/>
    </style:style>
    <style:style style:name="P14" style:family="paragraph" style:parent-style-name="Heading_20_1">
      <style:paragraph-properties fo:text-align="center" style:justify-single-word="false"/>
      <style:text-properties style:font-name="Calibri3" fo:font-size="11pt" officeooo:rsid="00b0edfd" officeooo:paragraph-rsid="00b0edfd" style:font-size-asian="11pt" style:font-size-complex="11pt"/>
    </style:style>
    <style:style style:name="P15" style:family="paragraph" style:parent-style-name="Text_20_body">
      <style:paragraph-properties fo:text-align="start" style:justify-single-word="false"/>
      <style:text-properties style:font-name="Calibri3" fo:font-size="11pt" officeooo:rsid="00c946ae" officeooo:paragraph-rsid="00c5cfbd" style:font-size-asian="11pt" style:font-size-complex="11pt"/>
    </style:style>
    <style:style style:name="P16" style:family="paragraph" style:parent-style-name="Text_20_body">
      <style:paragraph-properties fo:text-align="start" style:justify-single-word="false"/>
      <style:text-properties style:font-name="Calibri3" fo:font-size="11pt" officeooo:rsid="00c946ae" officeooo:paragraph-rsid="00c946ae" style:font-size-asian="11pt" style:font-size-complex="11pt"/>
    </style:style>
    <style:style style:name="P17" style:family="paragraph" style:parent-style-name="Text_20_body">
      <style:paragraph-properties fo:text-align="start" style:justify-single-word="false"/>
      <style:text-properties style:font-name="Calibri3" fo:font-size="11pt" officeooo:rsid="0012e081" officeooo:paragraph-rsid="00c65cd3" style:font-size-asian="11pt" style:font-size-complex="11pt"/>
    </style:style>
    <style:style style:name="P18" style:family="paragraph" style:parent-style-name="Text_20_body" style:list-style-name="L1">
      <style:paragraph-properties fo:text-align="start" style:justify-single-word="false"/>
      <style:text-properties style:font-name="Calibri3" fo:font-size="11pt" officeooo:rsid="00ac1a02" officeooo:paragraph-rsid="00eeb7f6" style:font-size-asian="11pt" style:font-size-complex="11pt"/>
    </style:style>
    <style:style style:name="P19" style:family="paragraph" style:parent-style-name="Text_20_body" style:list-style-name="L1">
      <style:paragraph-properties fo:text-align="start" style:justify-single-word="false"/>
      <style:text-properties style:font-name="Calibri3" fo:font-size="11pt" officeooo:rsid="00ac1a02" officeooo:paragraph-rsid="00ef8156" style:font-size-asian="11pt" style:font-size-complex="11pt"/>
    </style:style>
    <style:style style:name="P20" style:family="paragraph" style:parent-style-name="Text_20_body" style:list-style-name="L1">
      <style:paragraph-properties fo:text-align="start" style:justify-single-word="false"/>
      <style:text-properties style:font-name="Calibri3" fo:font-size="11pt" officeooo:rsid="00c5cfbd" officeooo:paragraph-rsid="00c5cfbd" style:font-size-asian="11pt" style:font-size-complex="11pt"/>
    </style:style>
    <style:style style:name="P21" style:family="paragraph" style:parent-style-name="Text_20_body" style:list-style-name="L1">
      <style:paragraph-properties fo:text-align="start" style:justify-single-word="false"/>
      <style:text-properties style:font-name="Calibri3" fo:font-size="11pt" officeooo:rsid="00c5cfbd" officeooo:paragraph-rsid="00ef8156" style:font-size-asian="11pt" style:font-size-complex="11pt"/>
    </style:style>
    <style:style style:name="P22" style:family="paragraph" style:parent-style-name="Text_20_body">
      <style:paragraph-properties fo:text-align="start" style:justify-single-word="false"/>
      <style:text-properties style:font-name="Calibri3" fo:font-size="11pt" officeooo:rsid="00c5cfbd" officeooo:paragraph-rsid="00e3548c" style:font-size-asian="11pt" style:font-size-complex="11pt"/>
    </style:style>
    <style:style style:name="P23" style:family="paragraph" style:parent-style-name="Text_20_body">
      <style:paragraph-properties fo:text-align="start" style:justify-single-word="false"/>
      <style:text-properties style:font-name="Calibri3" fo:font-size="11pt" officeooo:rsid="00c581e8" officeooo:paragraph-rsid="00c45395" style:font-size-asian="11pt" style:font-size-complex="11pt"/>
    </style:style>
    <style:style style:name="P24" style:family="paragraph" style:parent-style-name="Text_20_body">
      <style:paragraph-properties fo:text-align="start" style:justify-single-word="false"/>
      <style:text-properties style:font-name="Calibri3" fo:font-size="11pt" officeooo:rsid="00b01fef" officeooo:paragraph-rsid="00f40549" style:font-size-asian="11pt" style:font-size-complex="11pt"/>
    </style:style>
    <style:style style:name="P25" style:family="paragraph" style:parent-style-name="Text_20_body">
      <style:paragraph-properties fo:text-align="start" style:justify-single-word="false"/>
      <style:text-properties style:font-name="Calibri3" fo:font-size="11pt" officeooo:rsid="00f14012" officeooo:paragraph-rsid="00f14e5d" style:font-size-asian="11pt" style:font-size-complex="11pt"/>
    </style:style>
    <style:style style:name="P26" style:family="paragraph" style:parent-style-name="Text_20_body">
      <style:paragraph-properties fo:text-align="start" style:justify-single-word="false"/>
      <style:text-properties style:font-name="Calibri3" fo:font-size="11pt" officeooo:rsid="00f14012" officeooo:paragraph-rsid="00f40549" style:font-size-asian="11pt" style:font-size-complex="11pt"/>
    </style:style>
    <style:style style:name="P27" style:family="paragraph" style:parent-style-name="Text_20_body">
      <style:paragraph-properties fo:text-align="start" style:justify-single-word="false"/>
      <style:text-properties style:font-name="Calibri3" fo:font-size="11pt" officeooo:rsid="00682e57" officeooo:paragraph-rsid="00f14012" style:font-size-asian="11pt" style:font-size-complex="11pt"/>
    </style:style>
    <style:style style:name="T1" style:family="text">
      <style:text-properties officeooo:rsid="0012e081"/>
    </style:style>
    <style:style style:name="T2" style:family="text">
      <style:text-properties officeooo:rsid="001ac359"/>
    </style:style>
    <style:style style:name="T3" style:family="text">
      <style:text-properties fo:font-weight="bold" style:font-weight-asian="bold" style:font-weight-complex="bold"/>
    </style:style>
    <style:style style:name="T4" style:family="text">
      <style:text-properties fo:font-weight="bold" officeooo:rsid="0069c15b" style:font-weight-asian="bold" style:font-weight-complex="bold"/>
    </style:style>
    <style:style style:name="T5" style:family="text">
      <style:text-properties style:font-name="Calibri3" fo:font-size="11pt" style:font-size-asian="11pt" style:font-size-complex="11pt"/>
    </style:style>
    <style:style style:name="T6" style:family="text">
      <style:text-properties style:font-name="Calibri3" fo:font-size="11pt" officeooo:rsid="00b42958" style:font-size-asian="11pt" style:font-size-complex="11pt"/>
    </style:style>
    <style:style style:name="T7" style:family="text">
      <style:text-properties style:font-name="Calibri3" fo:font-size="11pt" fo:font-weight="bold" style:font-size-asian="11pt" style:font-weight-asian="bold" style:font-size-complex="11pt" style:font-weight-complex="bold"/>
    </style:style>
    <style:style style:name="T8" style:family="text">
      <style:text-properties officeooo:rsid="00b19496"/>
    </style:style>
    <style:style style:name="T9" style:family="text">
      <style:text-properties officeooo:rsid="00c5cfbd"/>
    </style:style>
    <style:style style:name="T10" style:family="text">
      <style:text-properties officeooo:rsid="00e78e61"/>
    </style:style>
    <style:style style:name="T11" style:family="text">
      <style:text-properties officeooo:rsid="00ec7d0f"/>
    </style:style>
    <style:style style:name="T12" style:family="text">
      <style:text-properties officeooo:rsid="00f14012"/>
    </style:style>
    <style:style style:name="T13" style:family="text">
      <style:text-properties officeooo:rsid="00f40549"/>
    </style:style>
    <style:style style:name="T14" style:family="text">
      <style:text-properties officeooo:rsid="00b0ed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ntitled Persons' Agreement</text:h>
      <text:h text:style-name="P13" text:outline-level="1"><text:span text:style-name="T2"><text:text-input text:description="">{{ company.companyName }}</text:text-input></text:span><text:span text:style-name="T2"> </text:span><text:span text:style-name="T2"><text:text-input text:description="">{{ company.companyNumber }}</text:text-input></text:span> <text:span text:style-name="T1">(“Company”)</text:span></text:h>
      <text:h text:style-name="P14" text:outline-level="1"><text:text-input text:description="">{{ agreementOptions.dateOfAgreement }}</text:text-input></text:h>
      <text:p text:style-name="P9"><text:span text:style-name="T5">This document is a written agreement or concurrence of all the entitled persons of the Company for the purposes of section 107 of the Companies Act 1993 (</text:span><text:span text:style-name="T7">Act</text:span><text:span text:style-name="T5">). <text:s/>The persons named below and signing this document, being all the ‘entitled persons’ of the Company as that term is defined in section 2(1) of the Act, hereby agree or concur to the board of the Company</text:span></text:p>
      <text:p text:style-name="P17"><text:span text:style-name="T8"><text:text-input text:description="">{% for power in agreementOptions.powersBeingExercised %}</text:text-input></text:span> </text:p>
      <text:p text:style-name="P15"><text:text-input text:description="">{% if power.power == 'Dividends'   %}</text:text-input></text:p>
      <text:list xml:id="list5439267880119924314" text:style-name="L1">
        <text:list-item>
          <text:p text:style-name="P18">authorising dividends otherwise than in accordance with section 53 of the Act<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text:p>
        </text:list-item>
      </text:list>
      <text:p text:style-name="P16"><text:text-input text:description="">{% elif power.power == 'Discount Schemes'   %}</text:text-input></text:p>
      <text:list xml:id="list162717672085922" text:continue-numbering="true" text:style-name="L1">
        <text:list-item>
          <text:p text:style-name="P19">approving discount schemes otherwise than in accordance with section 55 of the Act<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text:p>
        </text:list-item>
      </text:list>
      <text:p text:style-name="P16"><text:text-input text:description="">{% elif power.power == 'Share Acquisitions'   %}</text:text-input></text:p>
      <text:list xml:id="list162717696119585" text:continue-numbering="true" text:style-name="L1">
        <text:list-item>
          <text:p text:style-name="P19">arranging the acquisition of the Company’s own shares otherwise than in accordance with sections 59 to 65 of the Act<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 </text:p>
        </text:list-item>
      </text:list>
      <text:p text:style-name="P16"><text:text-input text:description="">{% elif power.power == 'Share Redemptions'   %}</text:text-input></text:p>
      <text:list xml:id="list162717570610910" text:continue-numbering="true" text:style-name="L1">
        <text:list-item>
          <text:p text:style-name="P19">arranging the redemption of redeemable shares issued by the Company otherwise than in accordance with sections 69 to 72 of the Act<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text:span text:style-name="T9">;</text:span></text:p>
        </text:list-item>
      </text:list>
      <text:p text:style-name="P16"><text:text-input text:description="">{% elif power.power == 'Financial Assistance'   %}</text:text-input></text:p>
      <text:list xml:id="list162716525227684" text:continue-numbering="true" text:style-name="L1">
        <text:list-item>
          <text:p text:style-name="P19">arranging for the Company to give financial assistance for the purpose of, or in connection with, the purchase of shares otherwise than in accordance with sections 76 to 80 of the Act<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text:span text:style-name="T9">;</text:span></text:p>
        </text:list-item>
      </text:list>
      <text:p text:style-name="P16"><text:text-input text:description="">{% elif power.power == 'Director Remuneration and Benefits'   %}</text:text-input></text:p>
      <text:list xml:id="list162716927690000" text:continue-numbering="true" text:style-name="L1">
        <text:list-item>
          <text:p text:style-name="P20">authorising any of the matters referred to in section 161(1) of the Act, including: </text:p>
          <text:list>
            <text:list-item>
              <text:p text:style-name="P20">the payment of remuneration or the provision of other benefits by the Company to a director for services as a director or in any other capacity; </text:p>
            </text:list-item>
            <text:list-item>
              <text:p text:style-name="P20">the payment by the Company to a director or former director of compensation for loss of office;</text:p>
            </text:list-item>
            <text:list-item>
              <text:p text:style-name="P20">the making of loans by the Company to a director; </text:p>
            </text:list-item>
            <text:list-item>
              <text:p text:style-name="P20"><text:soft-page-break/>the giving of guarantees by the Company for debts incurred by a director; and </text:p>
            </text:list-item>
            <text:list-item>
              <text:p text:style-name="P20">the entering into of a contract to do any of the things set out in paragraphs (a), (b), (c), and (d), </text:p>
            </text:list-item>
          </text:list>
          <text:p text:style-name="P21">otherwise than in accordance with the requirements of section 161 of the Act<text:text-input text:description="">{% if agreementOptions.agreementType == 'Particular Exercise of Power' %}</text:text-input>, as follows, <text:text-input text:description="">{{ power.details  }}</text:text-input><text:text-input text:description="">{% endif %}</text:text-input>;</text:p>
        </text:list-item>
      </text:list>
      <text:p text:style-name="P16"><text:text-input text:description="">{% elif power.power == 'Share Issues'   %}</text:text-input></text:p>
      <text:list xml:id="list162716823594575" text:continue-numbering="true" text:style-name="L1">
        <text:list-item>
          <text:p text:style-name="P19">issuing shares in the Company otherwise than in accordance with section 42, section 44, or section 45 of the Act<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text:span text:style-name="T9">;</text:span></text:p>
        </text:list-item>
      </text:list>
      <text:p text:style-name="P16"><text:text-input text:description="">{% elif power.power == 'Interested Directors'   %}</text:text-input></text:p>
      <text:list xml:id="list162716405273001" text:continue-numbering="true" text:style-name="L1">
        <text:list-item>
          <text:p text:style-name="P19">arranging for the Company to enter into a transaction in which a director is interested, such that nothing in sections 140 and 141 of the Act will apply in relation to the transaction<text:span text:style-name="T9"><text:text-input text:description="">{% if agreementOptions.agreementType == 'Particular Exercise of Power' %}</text:text-input></text:span><text:span text:style-name="T9">, as follows, </text:span><text:span text:style-name="T9"><text:text-input text:description="">{{ power.details  }}</text:text-input></text:span><text:span text:style-name="T9"><text:text-input text:description="">{% endif %}</text:text-input></text:span><text:span text:style-name="T9">;</text:span></text:p>
        </text:list-item>
      </text:list>
      <text:p text:style-name="P22"><text:text-input text:description="">{% endif %}</text:text-input></text:p>
      <text:p text:style-name="P23"><text:text-input text:description="">{% endfor %}</text:text-input></text:p>
      <text:p text:style-name="P5"><text:text-input text:description="">{% if agreementOptions.agreementType == 'Particular Exercise of Power' %}</text:text-input></text:p>
      <text:p text:style-name="P24">This is a separate agreement to, or concurrence in, the particular <text:span text:style-name="T13"><text:text-input text:description="">{% if  agreementOptions.powersBeingExercised | length == 1 %}</text:text-input></text:span><text:span text:style-name="T13">exercise of the power</text:span><text:span text:style-name="T13"><text:text-input text:description="">{% else %}</text:text-input></text:span><text:span text:style-name="T13">exercises of the powers</text:span><text:span text:style-name="T13"><text:text-input text:description="">{% endif %}</text:text-input></text:span><text:span text:style-name="T13"> </text:span>referred to above for the purposes of section 107(5(a) of the Act.</text:p>
      <text:p text:style-name="P27"><text:span text:style-name="T12"><text:text-input text:description="">{% else %}</text:text-input></text:span></text:p>
      <text:p text:style-name="P26">This is an agreement to, or concurrence in, the <text:span text:style-name="T13"><text:text-input text:description="">{% if  agreementOptions.powersBeingExercised | length == 1 %}</text:text-input></text:span>exercise of the power<text:span text:style-name="T13"><text:text-input text:description="">{% else %}</text:text-input></text:span>exercise<text:span text:style-name="T13">s</text:span> of the powers<text:span text:style-name="T13"><text:text-input text:description="">{% endif %}</text:text-input></text:span> referred to above generally or from time to time for the purposes of section 107(5)(b) of the Act. <text:s/>As such, an entitled person may at any time, by notice in writing to the Company, withdraw from this agreement or concurrence as set out in section 107(6) of the Act.</text:p>
      <text:p text:style-name="P25">The board of the Company will give written notice to all entitled persons of the Company within 10 working days of exercising a power referred to in this agreement/concurrence. <text:s/>The notice must give details of the exercise of the power.</text:p>
      <text:p text:style-name="P4"><text:text-input text:description="">{% endif %}</text:text-input></text:p>
      <text:p text:style-name="P3"><text:span text:style-name="T3">SIGNED</text:span> by all the entitled persons of the Company: </text:p>
      <text:p text:style-name="P3"><text:text-input text:description="">{% for entitledPersonPair in agreementOptions.entitledParties|batch(2) %}</text:text-input></text:p>
      <table:table table:name="Table1" table:style-name="Table1">
        <table:table-column table:style-name="Table1.A"/>
        <table:table-column table:style-name="Table1.B"/>
        <table:table-row>
          <table:table-cell table:style-name="Table1.A1" office:value-type="string">
            <text:p text:style-name="P8"><text:span text:style-name="T4">S</text:span><text:span text:style-name="T3">igned</text:span> by <text:span text:style-name="T6"><text:text-input text:description="">{{ entitledPersonPair[0].name }} </text:text-input></text:span>: </text:p>
            <text:p text:style-name="P7"/>
            <text:p text:style-name="P11"/>
          </table:table-cell>
          <table:table-cell table:style-name="Table1.A1" office:value-type="string">
            <text:p text:style-name="P6"><text:text-input text:description="">{% if entitledPersonPair[1] %}</text:text-input></text:p>
            <text:p text:style-name="P8"><text:span text:style-name="T4">S</text:span><text:span text:style-name="T3">igned</text:span> by <text:span text:style-name="T6"><text:text-input text:description="">{{entitledPersonPair[1].name }} </text:text-input></text:span>: </text:p>
            <text:p text:style-name="P7"/>
            <text:p text:style-name="P11"><text:soft-page-break/></text:p>
            <text:p text:style-name="P2"><text:text-input text:description="">{% endif %}</text:text-input></text:p>
          </table:table-cell>
        </table:table-row>
      </table:table>
      <text:p text:style-name="P10"/>
      <text:p text:style-name="P1"><text:text-input text:description="">{% endfor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1"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2"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2"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2"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2"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2"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25T16:27:15.924205000</dc:date>
    <meta:editing-duration>PT14H11M18S</meta:editing-duration>
    <meta:editing-cycles>191</meta:editing-cycles>
    <meta:document-statistic meta:table-count="1" meta:image-count="0" meta:object-count="0" meta:page-count="3" meta:paragraph-count="42" meta:word-count="901" meta:character-count="4851" meta:non-whitespace-character-count="4112"/>
  </office:meta>
</office:document-meta>
</file>